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002cm" fo:margin-right="0cm" fo:line-height="100%" fo:text-indent="0cm" style:auto-text-indent="false"/>
    </style:style>
    <style:style style:name="P2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7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38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39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0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left="0.182cm" fo:margin-right="0cm" fo:line-height="100%" fo:text-indent="0cm" style:auto-text-indent="false"/>
    </style:style>
    <style:style style:name="P42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3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left="0.051cm" fo:margin-right="0cm" fo:line-height="100%" fo:text-indent="0cm" style:auto-text-indent="false"/>
    </style:style>
    <style:style style:name="P4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name-asian="Arial" style:font-weight-asian="bold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4"><text:s/><text:bookmark text:name="_GoBack"/></text:p>
      <text:list xml:id="list3177255457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4">SECUENCIA DIDÁCTICA No. 3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1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5">EXAMEN FIN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4"><text:span text:style-name="T8">Demuestra los conocimientos adquiridos sobre los conceptos de probabilidad y estadística; así como sobre la aplicación de los procedimientos de estadística descriptiva contemplados en el curs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3"><text:s/></text:p>
            <text:p text:style-name="P16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25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0"><text:span text:style-name="T8">(J) Situación problema: (conflicto cognitivo</text:span><text:span text:style-name="T6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8">¿Qué tan bien ha logrado el discente entender los conceptos de probabilidad y estadística descriptiva trabajados durante el curso?</text:span></text:p>
            <text:p text:style-name="P1"><text:span text:style-name="T8">¿Qué tan bien ha logrado el discente entender la aplicación de los procedimientos de estadística descriptiva contemplados en el curs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6"><text:span text:style-name="T8">Demostración de conocimientos sobre los conceptos de probabilidad y estadística descriptiva; así como algunos procedimientos de estadística descriptiva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7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8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2"><text:span text:style-name="T8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4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8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/>
          </table:table-cell>
          <table:table-cell table:style-name="Tabla1.B13" table:number-rows-spanned="3" table:number-columns-spanned="3" office:value-type="string">
            <text:list xml:id="list1314733938" text:style-name="WW8Num7">
              <text:list-item>
                <text:p text:style-name="P36">Se dan las instrucciones pertinentes sobre las estrategias de trabajo.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5"><text:span text:style-name="T8">El personal discente demuestra los conocimientos adquiridos sobre probabilidad y estadística descriptiva.</text:span></text:p>
          </table:table-cell>
          <table:covered-table-cell/>
          <table:table-cell table:style-name="Tabla1.G11" table:number-columns-spanned="3" office:value-type="string">
            <text:list xml:id="list4147238989" text:style-name="WW8Num5">
              <text:list-item>
                <text:p text:style-name="P37"><text:span text:style-name="T1">Libros de la bibliografía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552568690280" text:continue-numbering="true" text:style-name="WW8Num5">
              <text:list-item>
                <text:p text:style-name="P38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39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796129523" text:style-name="WW8Num3">
              <text:list-item>
                <text:p text:style-name="P40">120 minuto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6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6">Metacomprensión: ¿qué tan bien se considera que el discente ha comprendido los conceptos y procedimientos de probabilidad y estadística descriptiv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1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17">
          <table:table-cell table:style-name="Tabla1.A3" table:number-columns-spanned="3" office:value-type="string">
            <text:p text:style-name="P41"><text:span text:style-name="T6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2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3">(U) Instrumentos de evaluación </text:p>
          </table:table-cell>
          <table:covered-table-cell/>
          <table:table-cell table:style-name="Tabla1.A1" table:number-columns-spanned="2" office:value-type="string">
            <text:p text:style-name="P44"><text:span text:style-name="T6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0">Diagnóstica </text:p>
          </table:table-cell>
          <table:covered-table-cell/>
          <table:table-cell table:style-name="Tabla1.C18" office:value-type="string">
            <text:p text:style-name="P2"><text:span text:style-name="T6">( <text:s/>) </text:span></text:p>
          </table:table-cell>
          <table:table-cell table:style-name="Tabla1.D20" table:number-rows-spanned="3" table:number-columns-spanned="3" office:value-type="string">
            <text:p text:style-name="P17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1509382615" text:style-name="WW8Num4">
              <text:list-item>
                <text:p text:style-name="P45">Examen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2">Examen cumplimentado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0">Sumativa. </text:p>
          </table:table-cell>
          <table:covered-table-cell/>
          <table:table-cell table:style-name="Tabla1.C19" office:value-type="string">
            <text:p text:style-name="P2"><text:span text:style-name="T6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0">Formativa. </text:p>
          </table:table-cell>
          <table:covered-table-cell/>
          <table:table-cell table:style-name="Tabla1.C20" office:value-type="string">
            <text:p text:style-name="P2"><text:span text:style-name="T6">( 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7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47">Lamberto Maza Casas</text:p>
            <text:p text:style-name="P46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7"><text:s/></text:p>
            <text:p text:style-name="P7"><text:s/>Vo. <text:s text:c="17"/>Bo. </text:p>
            <text:p text:style-name="P2"><text:span text:style-name="T8">EL Tte. Cor. I. I., Jefe Sec. Académica. </text:span></text:p>
            <text:p text:style-name="P2"/>
            <text:p text:style-name="P48"><text:span text:style-name="T8">Omar Luna Ramírez</text:span></text:p>
            <text:p text:style-name="P48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8T20:58:00</meta:creation-date>
    <dc:creator>Moshkodo Moshkodoi</dc:creator>
    <dc:date>2021-03-16T08:23:00</dc:date>
    <meta:print-date>2019-10-03T23:31:00</meta:print-date>
    <meta:editing-cycles>4</meta:editing-cycles>
    <meta:editing-duration>PT3M</meta:editing-duration>
    <meta:document-statistic meta:table-count="1" meta:image-count="0" meta:object-count="0" meta:page-count="2" meta:paragraph-count="64" meta:word-count="310" meta:character-count="2648" meta:non-whitespace-character-count="188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